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Utils.makeCollection( Class &lt; ? extends Collection &gt; type , T [ ] ele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.equals( Map m1 , Map m2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